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urier-Bold" svg:font-family="Courier-Bold" style:font-family-generic="system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rsid="0017de2b" officeooo:paragraph-rsid="0017de2b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Times New Roman" fo:font-size="12pt" fo:font-weight="bold" officeooo:rsid="0017de2b" officeooo:paragraph-rsid="0017de2b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loext:opacity="100%" style:font-name="Times New Roman" fo:font-size="12pt" fo:font-weight="bold" officeooo:rsid="001846f1" officeooo:paragraph-rsid="001846f1" style:font-size-asian="12pt" style:font-weight-asian="bold" style:font-size-complex="12pt" style:font-weight-complex="bold"/>
    </style:style>
    <style:style style:name="P4" style:family="paragraph" style:parent-style-name="Title1_7e_LT_7e_Gliederung_20_1" style:list-style-name="L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5" style:family="paragraph" style:parent-style-name="Title1_7e_LT_7e_Gliederung_20_1" style:list-style-name="L2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6" style:family="paragraph" style:parent-style-name="Title1_7e_LT_7e_Gliederung_20_1">
      <style:paragraph-properties fo:margin-left="0in" fo:margin-right="0in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7de2b"/>
    </style:style>
    <style:style style:name="T2" style:family="text">
      <style:text-properties style:font-name="Gill Sans"/>
    </style:style>
    <style:style style:name="T3" style:family="text">
      <style:text-properties style:font-name="Gill Sans" fo:font-size="20pt" style:font-size-asian="20pt"/>
    </style:style>
    <style:style style:name="T4" style:family="text">
      <style:text-properties fo:font-size="20pt" style:font-size-asian="2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 Location Header</text:p>
      <text:p text:style-name="P2"/>
      <text:list xml:id="list586452484" text:style-name="L1">
        <text:list-item>
          <text:p text:style-name="P4">If your application has not yet sent any data, it can send a special header as part of the HTTP Response.</text:p>
        </text:list-item>
        <text:list-item>
          <text:p text:style-name="P4">The redirect header includes a URL that the browser is supposed to forward itself to.</text:p>
        </text:list-item>
        <text:list-item>
          <text:p text:style-name="P4">It was originally used for web sites that moved from one URL to another.</text:p>
        </text:list-item>
      </text:list>
      <text:p text:style-name="P2"/>
      <text:p text:style-name="P2"/>
      <text:p text:style-name="P6"><text:span text:style-name="T1">**</text:span>Once you do a POST, if you refresh, the browser will re-send the POST data a second time.</text:p>
      <text:p text:style-name="P2"/>
      <text:p text:style-name="P2"/>
      <text:p text:style-name="P3">Session / Authetication</text:p>
      <text:p text:style-name="P3"/>
      <text:list xml:id="list1199528333" text:style-name="L2">
        <text:list-item>
          <text:p text:style-name="P5">Having a session is not the same as being logged in.</text:p>
        </text:list-item>
        <text:list-item>
          <text:p text:style-name="P5">Generally you have a session the instant you connect to a web site. </text:p>
        </text:list-item>
        <text:list-item>
          <text:p text:style-name="P5">The Session ID cookie is set when the first page is delivered.</text:p>
        </text:list-item>
        <text:list-item>
          <text:p text:style-name="P5">Login puts user information in the session (stored in the server)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ourier-Bold" svg:font-family="Courier-Bold" style:font-family-generic="system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-Bold" style:font-family-complex="Courier-Bold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2102in" fo:margin-right="0in" fo:margin-top="0in" fo:margin-bottom="0in" style:contextual-spacing="false" fo:line-height="100%" fo:text-align="center" style:justify-single-word="false" fo:text-indent="-0.21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4571in" fo:margin-right="0in" fo:margin-top="0in" fo:margin-bottom="0in" style:contextual-spacing="false" fo:line-height="100%" fo:text-align="center" style:justify-single-word="false" fo:text-indent="-0.1756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.7035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.9839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1.2661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00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font-name-asian="Tahoma" style:font-family-asian="Tahoma" style:font-family-generic-asian="system" style:font-pitch-asian="variable" style:font-size-asian="6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Courier-Bold" style:font-family-complex="Courier-Bold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-Bold" style:font-family-complex="Courier-Bold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Notes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00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3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left="0.1634in" fo:margin-right="0in" fo:margin-top="0.1807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Courier-Bold" style:font-family-complex="Courier-Bold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urier-Bold" style:font-family-complex="Courier-Bold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6T10:43:40.624000000</dc:date>
    <meta:editing-duration>PT16H50M29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" meta:word-count="128" meta:character-count="651" meta:non-whitespace-character-count="539"/>
  </office:meta>
</office:document-meta>
</file>